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698cm" table:align="margins"/>
    </style:style>
    <style:style style:name="Table1.A" style:family="table-column">
      <style:table-column-properties style:column-width="12.846cm" style:rel-column-width="32760*"/>
    </style:style>
    <style:style style:name="Table1.B" style:family="table-column">
      <style:table-column-properties style:column-width="12.852cm" style:rel-column-width="32775*"/>
    </style:style>
    <style:style style:name="Table1.1" style:family="table-row">
      <style:table-row-properties style:min-row-height="15.108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12.515cm" fo:margin-left="0cm" fo:margin-right="0.136cm" table:align="margins"/>
    </style:style>
    <style:style style:name="Table2.A" style:family="table-column">
      <style:table-column-properties style:column-width="1.924cm" style:rel-column-width="10077*"/>
    </style:style>
    <style:style style:name="Table2.B" style:family="table-column">
      <style:table-column-properties style:column-width="4.154cm" style:rel-column-width="21752*"/>
    </style:style>
    <style:style style:name="Table2.C" style:family="table-column">
      <style:table-column-properties style:column-width="0.25cm" style:rel-column-width="1311*"/>
    </style:style>
    <style:style style:name="Table2.D" style:family="table-column">
      <style:table-column-properties style:column-width="3.588cm" style:rel-column-width="18787*"/>
    </style:style>
    <style:style style:name="Table2.E" style:family="table-column">
      <style:table-column-properties style:column-width="0.766cm" style:rel-column-width="4008*"/>
    </style:style>
    <style:style style:name="Table2.F" style:family="table-column">
      <style:table-column-properties style:column-width="1.833cm" style:rel-column-width="9600*"/>
    </style:style>
    <style:style style:name="Table2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cm" fo:border="0.002cm solid #000000"/>
    </style:style>
    <style:style style:name="Table2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2.5" style:family="table-row">
      <style:table-row-properties style:min-row-height="2.683cm"/>
    </style:style>
    <style:style style:name="Table2.A10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e2.E10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e2.11" style:family="table-row">
      <style:table-row-properties style:min-row-height="1.663cm"/>
    </style:style>
    <style:style style:name="Table3" style:family="table">
      <style:table-properties style:width="12.515cm" table:align="margins"/>
    </style:style>
    <style:style style:name="Table3.A" style:family="table-column">
      <style:table-column-properties style:column-width="4.129cm" style:rel-column-width="21622*"/>
    </style:style>
    <style:style style:name="Table3.B" style:family="table-column">
      <style:table-column-properties style:column-width="1.776cm" style:rel-column-width="9306*"/>
    </style:style>
    <style:style style:name="Table3.C" style:family="table-column">
      <style:table-column-properties style:column-width="1.097cm" style:rel-column-width="5747*"/>
    </style:style>
    <style:style style:name="Table3.D" style:family="table-column">
      <style:table-column-properties style:column-width="2.769cm" style:rel-column-width="14506*"/>
    </style:style>
    <style:style style:name="Table3.E" style:family="table-column">
      <style:table-column-properties style:column-width="2.741cm" style:rel-column-width="14354*"/>
    </style:style>
    <style:style style:name="Table3.1" style:family="table-row">
      <style:table-row-properties style:min-row-height="3.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4" style:family="table">
      <style:table-properties style:width="12.488cm" fo:margin-left="0.166cm" fo:margin-right="0.005cm" table:align="margins"/>
    </style:style>
    <style:style style:name="Table4.A" style:family="table-column">
      <style:table-column-properties style:column-width="1.905cm" style:rel-column-width="9996*"/>
    </style:style>
    <style:style style:name="Table4.B" style:family="table-column">
      <style:table-column-properties style:column-width="2.143cm" style:rel-column-width="11246*"/>
    </style:style>
    <style:style style:name="Table4.C" style:family="table-column">
      <style:table-column-properties style:column-width="2.117cm" style:rel-column-width="11107*"/>
    </style:style>
    <style:style style:name="Table4.E" style:family="table-column">
      <style:table-column-properties style:column-width="2.223cm" style:rel-column-width="11663*"/>
    </style:style>
    <style:style style:name="Table4.F" style:family="table-column">
      <style:table-column-properties style:column-width="1.984cm" style:rel-column-width="10416*"/>
    </style:style>
    <style:style style:name="Table4.1" style:family="table-row">
      <style:table-row-properties style:min-row-height="0.741cm"/>
    </style:style>
    <style:style style:name="Table4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cm" fo:border="0.002cm solid #000000"/>
    </style:style>
    <style:style style:name="Table4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4.5" style:family="table-row">
      <style:table-row-properties style:min-row-height="2.672cm"/>
    </style:style>
    <style:style style:name="Table4.8" style:family="table-row">
      <style:table-row-properties style:min-row-height="0.376cm"/>
    </style:style>
    <style:style style:name="Table4.9" style:family="table-row">
      <style:table-row-properties style:min-row-height="3.741cm"/>
    </style:style>
    <style:style style:name="Table4.A10" style:family="table-cell">
      <style:table-cell-properties fo:padding="0cm" fo:border-left="0.002cm solid #000000" fo:border-right="none" fo:border-top="none" fo:border-bottom="0.002cm solid #000000"/>
    </style:style>
    <style:style style:name="Table4.11" style:family="table-row">
      <style:table-row-properties style:min-row-height="1.713cm"/>
    </style:style>
    <style:style style:name="Table5" style:family="table">
      <style:table-properties style:width="12.488cm" fo:margin-left="0cm" fo:margin-right="0cm" table:align="margins"/>
    </style:style>
    <style:style style:name="Table5.A" style:family="table-column">
      <style:table-column-properties style:column-width="4.152cm" style:rel-column-width="21793*"/>
    </style:style>
    <style:style style:name="Table5.B" style:family="table-column">
      <style:table-column-properties style:column-width="1.776cm" style:rel-column-width="9320*"/>
    </style:style>
    <style:style style:name="Table5.C" style:family="table-column">
      <style:table-column-properties style:column-width="1.071cm" style:rel-column-width="5619*"/>
    </style:style>
    <style:style style:name="Table5.D" style:family="table-column">
      <style:table-column-properties style:column-width="2.718cm" style:rel-column-width="14263*"/>
    </style:style>
    <style:style style:name="Table5.E" style:family="table-column">
      <style:table-column-properties style:column-width="2.771cm" style:rel-column-width="14540*"/>
    </style:style>
    <style:style style:name="Table5.1" style:family="table-row">
      <style:table-row-properties style:min-row-height="3.334cm"/>
    </style:style>
    <style:style style:name="Table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E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background-color="#b3b3b3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>
                <table:table-cell table:style-name="Table2.A1" office:value-type="string">
                  <text:p text:style-name="P8"/>
                </table:table-cell>
                <table:table-cell table:style-name="Table2.A1" table:number-columns-spanned="4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covered-table-cell/>
                <table:table-cell table:style-name="Table2.F1" office:value-type="string">
                  <text:p text:style-name="P5">1ª Via</text:p>
                  <text:p text:style-name="P5">Cliente</text:p>
                </table:table-cell>
              </table:table-row>
              <table:table-row>
                <table:table-cell table:style-name="Table2.A2" table:number-columns-spanned="6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5">
                <table:table-cell table:style-name="Table2.A2" table:number-columns-spanned="6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column table:style-name="Table3.D"/>
                    <table:table-column table:style-name="Table3.E"/>
                    <table:table-row table:style-name="Table3.1">
                      <table:table-cell table:style-name="Table3.A1" office:value-type="string">
                        <text:p text:style-name="P7">[DCS.desc_serv;block=table:table-row]</text:p>
                      </table:table-cell>
                      <table:table-cell table:style-name="Table3.A1" office:value-type="string">
                        <text:p text:style-name="P7">[DCS.aliq_serv;block=table:table-row]</text:p>
                      </table:table-cell>
                      <table:table-cell table:style-name="Table3.A1" office:value-type="string">
                        <text:p text:style-name="P7">[DCS.qtd_serv;block=table:table-row]</text:p>
                      </table:table-cell>
                      <table:table-cell table:style-name="Table3.A1" office:value-type="string">
                        <text:p text:style-name="P7">[DCS.valor_serv;block=table:table-row]</text:p>
                      </table:table-cell>
                      <table:table-cell table:style-name="Table3.E1" office:value-type="string">
                        <text:p text:style-name="P7">[DCS.valor_serv_total;block=table:table-row]</text:p>
                      </table:table-cell>
                    </table:table-row>
                  </table:table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0" table:number-columns-spanned="2" office:value-type="string">
                  <text:p text:style-name="P9"><text:s/></text:p>
                </table:table-cell>
                <table:covered-table-cell/>
                <table:table-cell table:style-name="Table2.A10" table:number-columns-spanned="2" office:value-type="string">
                  <text:p text:style-name="P4">ISS na Fonte</text:p>
                  <text:p text:style-name="P9">[DC.iss] </text:p>
                </table:table-cell>
                <table:covered-table-cell/>
                <table:table-cell table:style-name="Table2.E10" table:number-columns-spanned="2" office:value-type="string">
                  <text:p text:style-name="P4">Valor Total NF</text:p>
                  <text:p text:style-name="P9">[DC.total_nf] </text:p>
                </table:table-cell>
                <table:covered-table-cell/>
              </table:table-row>
              <table:table-row table:style-name="Table2.11">
                <table:table-cell table:style-name="Table2.A10" table:number-columns-spanned="3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covered-table-cell/>
                <table:covered-table-cell/>
                <table:table-cell table:style-name="Table2.E10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 table:number-columns-repeated="2"/>
              <table:table-column table:style-name="Table4.E"/>
              <table:table-column table:style-name="Table4.F"/>
              <table:table-row table:style-name="Table4.1">
                <table:table-cell table:style-name="Table4.A1" office:value-type="string">
                  <text:p text:style-name="P6"/>
                </table:table-cell>
                <table:table-cell table:style-name="Table4.A1" table:number-columns-spanned="4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covered-table-cell/>
                <table:table-cell table:style-name="Table4.F1" office:value-type="string">
                  <text:p text:style-name="P5">2ª Via</text:p>
                  <text:p text:style-name="P5">Fornecedor</text:p>
                </table:table-cell>
              </table:table-row>
              <table:table-row>
                <table:table-cell table:style-name="Table4.A2" table:number-columns-spanned="6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5">
                <table:table-cell table:style-name="Table4.A2" table:number-columns-spanned="6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8">
                <table:table-cell table:style-name="Table4.A2" table:number-columns-spanned="6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9">
                <table:table-cell table:style-name="Table4.A2" table:number-columns-spanned="6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C"/>
                    <table:table-column table:style-name="Table5.D"/>
                    <table:table-column table:style-name="Table5.E"/>
                    <table:table-row table:style-name="Table5.1">
                      <table:table-cell table:style-name="Table5.A1" office:value-type="string">
                        <text:p text:style-name="P7">[DCS2.desc_serv;block=table:table-row]</text:p>
                      </table:table-cell>
                      <table:table-cell table:style-name="Table5.B1" office:value-type="string">
                        <text:p text:style-name="P7">[DCS2.aliq_serv;block=table:table-row]</text:p>
                      </table:table-cell>
                      <table:table-cell table:style-name="Table5.B1" office:value-type="string">
                        <text:p text:style-name="P7">[DCS2.qtd_serv;block=table:table-row]</text:p>
                      </table:table-cell>
                      <table:table-cell table:style-name="Table5.B1" office:value-type="string">
                        <text:p text:style-name="P7">[DCS2.valor_serv;block=table:table-row]</text:p>
                      </table:table-cell>
                      <table:table-cell table:style-name="Table5.E1" office:value-type="string">
                        <text:p text:style-name="P7">[DCS2.valor_serv_total;block=table:table-row]</text:p>
                      </table:table-cell>
                    </table:table-row>
                  </table:table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10" table:number-columns-spanned="2" office:value-type="string">
                  <text:p text:style-name="P9"><text:s/></text:p>
                </table:table-cell>
                <table:covered-table-cell/>
                <table:table-cell table:style-name="Table4.A10" table:number-columns-spanned="2" office:value-type="string">
                  <text:p text:style-name="P3">ISS na Fonte</text:p>
                  <text:p text:style-name="P11">[DC.iss] </text:p>
                </table:table-cell>
                <table:covered-table-cell/>
                <table:table-cell table:style-name="Table4.A2" table:number-columns-spanned="2" office:value-type="string">
                  <text:p text:style-name="P3">Valor Total NF</text:p>
                  <text:p text:style-name="P11">[DC.total_nf] </text:p>
                </table:table-cell>
                <table:covered-table-cell/>
              </table:table-row>
              <table:table-row table:style-name="Table4.11">
                <table:table-cell table:style-name="Table4.A10" table:number-columns-spanned="3" office:value-type="string">
                  <text:p text:style-name="P6">Responsável pela Emissão <text:s text:c="51"/></text:p>
                  <text:p text:style-name="P10">[DC.nom_usuario]</text:p>
                  <text:p text:style-name="P6"/>
                  <text:p text:style-name="P7"><text:s/>_______________________________</text:p>
                  <text:p text:style-name="P7">Assinatura</text:p>
                </table:table-cell>
                <table:covered-table-cell/>
                <table:covered-table-cell/>
                <table:table-cell table:style-name="Table4.A2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Fernando Cercato</meta:initial-creator>
    <meta:creation-date>2008-06-23T11:15:51</meta:creation-date>
    <dc:creator>Fernando Cercato</dc:creator>
    <dc:date>2008-09-03T12:02:07</dc:date>
    <meta:editing-cycles>49</meta:editing-cycles>
    <meta:editing-duration>PT6H17M33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70" meta:word-count="281" meta:character-count="2307"/>
  </office:meta>
</office:document-meta>
</file>